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580000001FCB90A74F.png"/>
  <manifest:file-entry manifest:media-type="image/png" manifest:full-path="Pictures/100002010000011800000052F1137D3E.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Titre_20_exercice" style:list-style-name="L1">
      <style:text-properties fo:font-weight="normal" style:font-weight-asian="normal" style:font-weight-complex="normal"/>
    </style:style>
    <style:style style:name="P7" style:family="paragraph" style:parent-style-name="ENS_5f_default" style:list-style-name="L2"/>
    <style:style style:name="P8" style:family="paragraph" style:parent-style-name="ENS_5f_default" style:list-style-name="L2">
      <style:text-properties fo:font-style="normal" style:font-style-asian="normal" style:font-style-complex="normal"/>
    </style:style>
    <style:style style:name="P9" style:family="paragraph" style:parent-style-name="ENS_5f_default" style:list-style-name="L3">
      <style:text-properties fo:font-style="normal" style:font-style-asian="normal" style:font-style-complex="normal"/>
    </style:style>
    <style:style style:name="P10" style:family="paragraph" style:parent-style-name="ENS_5f_default" style:list-style-name="L3"/>
    <style:style style:name="P11" style:family="paragraph" style:parent-style-name="ENS_5f_default" style:list-style-name="L7"/>
    <style:style style:name="P12" style:family="paragraph" style:parent-style-name="ENS_5f_default" style:list-style-name="L1"/>
    <style:style style:name="P13" style:family="paragraph" style:parent-style-name="ENS_5f_default" style:list-style-name="L8"/>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fo:font-style="normal" style:font-style-asian="normal" style:font-style-complex="normal"/>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TP 4 – Requêtes, vues, contrôleur et N+1 select</text:p>
      <text:p text:style-name="ENS_5f_default"/>
      <text:p text:style-name="P3"><text:s/>Nous allons <text:s/>étudier les différentes <text:s/>étapes du développement d’une application web avec Grails. Ces <text:s/>étapes <text:s/>étant dépendantes, il est indispensable qu’une feuille de TP soit entièrement réalisée avant de passer à la suivante.</text:p>
      <text:p text:style-name="ENS_5f_Titre_20_exercice"/>
      <text:p text:style-name="ENS_5f_Titre_20_exercice">Préliminaires</text:p>
      <text:list xml:id="list547745192309999109" text:style-name="L1">
        <text:list-item>
          <text:p text:style-name="P6">Lancez l'IDE et ouvrez le projet FriendsOfMine.</text:p>
        </text:list-item>
        <text:list-item>
          <text:p text:style-name="P12">Supprimez les <text:s/>instructions de lever d'exception introduites à la fin du TP 3, de telle sorte qu'un lancement de l'application initialise la base avec quelques utilisateurs et quelques activités. <text:s text:c="2"/></text:p>
        </text:list-item>
      </text:list>
      <text:p text:style-name="ENS_5f_Titre_20_exercice"/>
      <text:p text:style-name="ENS_5f_Titre_20_exercice">1 – Création de la classe du domaine Inscription</text:p>
      <text:p text:style-name="P5"/>
      <text:p text:style-name="P4">Une inscription décrit l'inscription d'un utilisateur à une activité.</text:p>
      <text:list xml:id="list186843711030439218" text:style-name="L2">
        <text:list-item>
          <text:p text:style-name="P8">Créez la classe du domaine « friendsofmine.Inscription ».</text:p>
        </text:list-item>
        <text:list-item>
          <text:p text:style-name="P7"><text:span text:style-name="T4">Modifiez le contenu du fichier «InscriptionSpec.groovy » de telle sorte qu'il soit identique au contenu disponible ici :</text:span></text:p>
          <text:p text:style-name="P7"><text:a xlink:type="simple" xlink:href="https://gist.github.com/FranckSilvestre/efff94dc5ef5efa4fce8"><text:span text:style-name="T4">https://gist.github.com/FranckSilvestre/efff94dc5ef5efa4fce8</text:span></text:a><text:span text:style-name="T4"> </text:span></text:p>
        </text:list-item>
        <text:list-item>
          <text:p text:style-name="P7"><text:span text:style-name="T4">Modifiez le contenu de la classe Inscription pour que les tests de la classe InscriptionSpec passent.</text:span></text:p>
        </text:list-item>
      </text:list>
      <text:p text:style-name="ENS_5f_default"><text:span text:style-name="T4"/></text:p>
      <text:p text:style-name="ENS_5f_Titre_20_exercice">2 - <text:s/>Création du service InscriptionService</text:p>
      <text:p text:style-name="ENS_5f_default"/>
      <text:list xml:id="list7706826763625633789" text:style-name="L3">
        <text:list-item>
          <text:p text:style-name="P10">Créez la classe de service « friendsofmine.InscriptionService » </text:p>
        </text:list-item>
        <text:list-item>
          <text:p text:style-name="P9">Supprimez la classe de test InscriptionServiceSpec et créez la classe de <text:s/>test d'intégration friendsofmine.InscriptionServiceIntegrationSpec.</text:p>
          <text:p text:style-name="P10">Modifiez le contenu de la nouvelle classe de test pour qu'il <text:span text:style-name="T4">soit identique au contenu disponible ici :</text:span></text:p>
          <text:p text:style-name="P9"><text:a xlink:type="simple" xlink:href="https://gist.github.com/FranckSilvestre/ca92afc8e69e9f1554b4">https://gist.github.com/FranckSilvestre/ca92afc8e69e9f1554b4</text:a> </text:p>
        </text:list-item>
        <text:list-item>
          <text:p text:style-name="P9">Modifiez la classe InscriptionService pour que les tests de la classe InscriptionServiceIntegrationSpec passent.</text:p>
        </text:list-item>
        <text:list-item>
          <text:p text:style-name="P9">Générez les vues et le contrôleur associés à la classe Inscription. </text:p>
        </text:list-item>
        <text:list-item>
          <text:p text:style-name="P9">Modifier la classe <text:s/>InscriptionController et éventuellement la classe InscriptionService pour que l'insertion, la modification ou la suppression d'une inscription se fasse en utilisant le service InscriptionService.</text:p>
        </text:list-item>
        <text:list-item>
          <text:p text:style-name="P9">Redéfinissez la méthode toString dans la classe Activite pour qu'elle affiche le titre de l'activité et le responsable de l'activité.</text:p>
        </text:list-item>
        <text:list-item>
          <text:p text:style-name="P9">Lancez l'application et vérifiez que l'application se comporte comme attendu sur la gestion des inscriptions. </text:p>
        </text:list-item>
      </text:list>
      <text:p text:style-name="ENS_5f_default"/>
      <text:p text:style-name="ENS_5f_Titre_20_exercice">3 - <text:s/>Le moteur de recherche sur les inscriptions </text:p>
      <text:p text:style-name="ENS_5f_default">Nous allons à présent mettre en place un moteur de recherche sur les inscriptions.</text:p>
      <text:list xml:id="list7715124311104707499" text:style-name="L8">
        <text:list-item>
          <text:p text:style-name="P13">Modifiez le contenu de la classe JeuTestService pour qu'il soit identique au contenu disponible ici :</text:p>
          <text:p text:style-name="P13"><text:soft-page-break/><text:a xlink:type="simple" xlink:href="https://gist.github.com/FranckSilvestre/93fb1e7ee9c8fe5fa989">https://gist.github.com/FranckSilvestre/93fb1e7ee9c8fe5fa989</text:a> </text:p>
          <text:p text:style-name="P13">Observez le contenu de la classe JeuTestService : les propriétés déclarées dans cette classe facilitent l'écriture des tests.</text:p>
        </text:list-item>
        <text:list-item>
          <text:p text:style-name="P13">Modifiez le contenu de la classe Bootstrap.groovy pour qu'il soit identique au contenu disponible ici :</text:p>
          <text:p text:style-name="P13"><text:a xlink:type="simple" xlink:href="https://gist.github.com/FranckSilvestre/44a07befff795527cc81">https://gist.github.com/FranckSilvestre/44a07befff795527cc81</text:a> </text:p>
        </text:list-item>
        <text:list-item>
          <text:p text:style-name="P13">Relancez l'application et vérifiez que les utiisateurs, activités et inscriptions créées via la classe JeuTestService sont bien disponibles.</text:p>
        </text:list-item>
        <text:list-item>
          <text:p text:style-name="P13">Modifiez le contenu de la classe I<text:span text:style-name="T4">nscriptionServiceIntegrationSpec</text:span> pour qu'elle <text:span text:style-name="T4">soit identique au contenu disponible ici :</text:span></text:p>
          <text:p text:style-name="P13"><text:span text:style-name="T4"/></text:p>
        </text:list-item>
        <text:list-item>
          <text:p text:style-name="P13"><text:span text:style-name="T4">Modifiez la classe InscriptionService pour que les tests de la classe InscriptionServiceIntegrationSpec passent de nouveau. L'implémentation de la méthode searchInscriptionsWithCriteria(...) <text:s/>utilisera l'API criteria alors <text:s/>que l'implémentation de la méthode searchInscriptionsWithHQL(...) <text:s/>utilisera <text:s/>une requête HQL.</text:span></text:p>
        </text:list-item>
        <text:list-item>
          <text:p text:style-name="P13">Modifiez la vue « inscription/index.gsp » de telle sorte qu'elle présente un formulaire de recherche d'inscriptions correspondant à celui-ci :</text:p>
          <text:p text:style-name="P13"/>
        </text:list-item>
        <text:list-item>
          <text:p text:style-name="P13">Implémenter l'action de contrôleur « doSearchInscriptions » qui traite la requête provenant du formulaire et retourne la vue « inscription/list.gsp » affichant le résultat de la requête. L'action de contrôleur utilisera la méthode <text:span text:style-name="T4">searchInscriptionsWithCriteria(...) pour exécuter la recherche. </text:span></text:p>
        </text:list-item>
        <text:list-item>
          <text:p text:style-name="P13">Lancez l'application et vérifiez que le moteur de recherche se comporte comme attendu.</text:p>
        </text:list-item>
      </text:list>
      <text:p text:style-name="ENS_5f_default"/>
      <text:p text:style-name="ENS_5f_default"/>
      <text:p text:style-name="ENS_5f_Titre_20_exercice">4 - <text:s/>Le problème du N+1 select et sa résolution</text:p>
      <text:p text:style-name="ENS_5f_default"/>
      <text:list xml:id="list1548708686246692501" text:style-name="L7">
        <text:list-item>
          <text:p text:style-name="P11">Observez le contenu de la console quand vous lancez une requête avec le moteur de recherche (nettoyez la console avant de déclencher une recherche). Combien de requêtes sont générées par Gorm/Hibernate ? Est ce que le nombre de requêtes varie en fonction du nombre de résultats retournés ? Expliquez le comportement observé.</text:p>
        </text:list-item>
        <text:list-item>
          <text:p text:style-name="P11">Modifiez la classe Inscription pour résoudre le problème du N+1 select sur la relation Inscription → Utilisateur. </text:p>
          <text:p text:style-name="P11">Relancez l'application et vérifier que le nombre de requêtes SQL a diminué.</text:p>
        </text:list-item>
        <text:list-item>
          <text:p text:style-name="P11">Modifiez la méthode <text:s/><text:span text:style-name="T4">searchInscriptionsWithCriteria(...) pour résoudre le problème du N+1 select relatif aux relations Inscription → Activite → Utilisateur.</text:span></text:p>
          <text:p text:style-name="P11"><text:span text:style-name="T4">Relancez l'application et vérifier qu'une recherche ne déclenche plus qu'un nombre constant de requêtes quelque soit le nombre de résultats retournés. </text:span></text:p>
        </text:list-item>
      </text:list>
      <text:p text:style-name="ENS_5f_default"/>
      <text:p text:style-name="ENS_5f_default"/>
      <text:p text:style-name="ENS_5f_default"/>
      <text:p text:style-name="ENS_5f_default"/>
      <text:p text:style-name="ENS_5f_defaul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1845*"/>
    </style:style>
    <style:style style:name="Table2.B" style:family="table-column">
      <style:table-column-properties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1 Info DL </text:p>
            </table:table-cell>
          </table:table-row>
          <table:table-row>
            <table:covered-table-cell/>
            <table:table-cell table:style-name="Table2.B2" office:value-type="string">
              <text:p text:style-name="MP1">Développement d’Applications Réparties avec J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13:21:16</meta:creation-date>
    <meta:editing-duration>PT21H4M39S</meta:editing-duration>
    <meta:editing-cycles>133</meta:editing-cycles>
    <meta:generator>OpenOffice/4.0.1$Unix OpenOffice.org_project/401m5$Build-9714</meta:generator>
    <meta:initial-creator>Franck Silvestre</meta:initial-creator>
    <dc:date>2015-03-25T18:44:41</dc:date>
    <dc:creator>Franck Silvestre</dc:creator>
    <meta:document-statistic meta:table-count="1" meta:image-count="2" meta:object-count="0" meta:page-count="3" meta:paragraph-count="43" meta:word-count="669" meta:character-count="4834"/>
  </office:meta>
</office:document-meta>
</file>